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102766"/>
    </style:style>
    <style:style style:name="P3" style:family="paragraph" style:parent-style-name="Standard">
      <style:text-properties officeooo:paragraph-rsid="001d2685"/>
    </style:style>
    <style:style style:name="P4" style:family="paragraph" style:parent-style-name="Standard">
      <style:text-properties fo:font-size="14pt" fo:font-weight="bold" officeooo:paragraph-rsid="0010276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paragraph-rsid="001f0dc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4">Assignment 09</text:p>
      <text:p text:style-name="P2"/>
      <text:p text:style-name="P5">1. <text:s/>Consider the random walk we just discussed. Now we assume that whenever position 0 is reached, with probability ½ the walk moves to position 1 and with probability ½ the walk stays at 0. What is the expected number of steps to reach <text:span text:style-name="T1">n</text:span> starting from position 0?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12:44:59.350117761</meta:creation-date>
    <meta:editing-cycles>13</meta:editing-cycles>
    <meta:editing-duration>PT1H45M6S</meta:editing-duration>
    <dc:title>Assignment 09</dc:title>
    <dc:date>2021-03-31T17:11:08.784861823</dc:date>
    <meta:generator>LibreOffice/6.1.6.3$Linux_X86_64 LibreOffice_project/10$Build-3</meta:generator>
    <meta:document-statistic meta:table-count="0" meta:image-count="0" meta:object-count="0" meta:page-count="1" meta:paragraph-count="4" meta:word-count="52" meta:character-count="279" meta:non-whitespace-character-count="228"/>
  </office:meta>
</office:document-meta>
</file>